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49431"/>
    </style:style>
    <style:style style:name="T2" style:family="text">
      <style:text-properties officeooo:rsid="0016ab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2">URL<text:tab/><text:tab/><text:tab/></text:span><text:a xlink:type="simple" xlink:href="https://dizonelit.github.io/leodizon.github.io/dizon.html" text:style-name="Internet_20_link" text:visited-style-name="Visited_20_Internet_20_Link">https://dizonelit.github.io/leodizon.github.io</text:a></text:p>
      <text:p text:style-name="Standard"/>
      <text:p text:style-name="Standard"/>
      <text:p text:style-name="Standard"><text:span text:style-name="T2">PWD<text:tab/><text:tab/><text:tab/></text:span>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<text:span text:style-name="T1">t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3T12:44:35.244681838</meta:creation-date>
    <dc:date>2022-12-03T13:29:17.095424332</dc:date>
    <meta:editing-duration>PT4M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4" meta:character-count="100" meta:non-whitespace-character-count="94"/>
  </office:meta>
</office:document-meta>
</file>